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DFFB357DF67A96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style:text-underline-style="none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ove semantic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Part 2: _</text:span><text:span text:style-name="T2">TODO</text:span><text:span text:style-name="T1">_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de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orwarding references</text:p>
              </text:list-item>
              <text:list-item>
                <text:p>std::forward</text:p>
              </text:list-item>
              <text:list-item>
                <text:p>NRVO</text:p>
              </text:list-item>
              <text:list-item>
                <text:p>Lifetime extension of rvalues ?</text:p>
              </text:list-item>
              <text:list-item>
                <text:p>Other 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FFB357DF67A960A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6:06:17.653000000</meta:creation-date>
    <meta:editing-duration>PT2M50S</meta:editing-duration>
    <meta:editing-cycles>3</meta:editing-cycles>
    <meta:generator>LibreOffice/6.3.2.2$Windows_X86_64 LibreOffice_project/98b30e735bda24bc04ab42594c85f7fd8be07b9c</meta:generator>
    <dc:title>Inspiration</dc:title>
    <dc:date>2019-11-11T16:09:08.771000000</dc:date>
    <meta:document-statistic meta:object-count="30"/>
  </office:meta>
</office:document-meta>
</file>